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1" office:value-type="string" calcext:value-type="string">
            <text:p>Task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Where</text:p>
          </table:table-cell>
          <table:table-cell table:style-name="ce1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llow to specify specific timezone (now its UTC by default)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a format argument instead of tryFormats in add_tryformat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lonlat optional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dd vignette read camtrapDP dat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place custom function with fitac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One specie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von Mises vignette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RAI on presence map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art instead of map option for diversity and presence map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 + All spec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0:56:07.272790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21T14:50:43.118541870</dc:date>
    <meta:editing-duration>P2DT13H28M18S</meta:editing-duration>
    <meta:editing-cycles>45</meta:editing-cycles>
    <meta:generator>LibreOffice/7.5.4.2$Linux_X86_64 LibreOffice_project/50$Build-2</meta:generator>
    <dc:creator>Lisa Nicvert</dc:creator>
    <meta:document-statistic meta:table-count="1" meta:cell-count="424" meta:object-count="0"/>
  </office:meta>
</office:document-meta>
</file>